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df2c" officeooo:paragraph-rsid="0006df2c"/>
    </style:style>
    <style:style style:name="P2" style:family="paragraph" style:parent-style-name="Standard">
      <style:text-properties officeooo:paragraph-rsid="0006df2c"/>
    </style:style>
    <style:style style:name="P3" style:family="paragraph" style:parent-style-name="Standard">
      <style:text-properties officeooo:rsid="00097324" officeooo:paragraph-rsid="00097324"/>
    </style:style>
    <style:style style:name="P4" style:family="paragraph" style:parent-style-name="Standard">
      <style:text-properties officeooo:paragraph-rsid="00097324"/>
    </style:style>
    <style:style style:name="P5" style:family="paragraph" style:parent-style-name="Standard">
      <style:text-properties officeooo:rsid="000b2cff" officeooo:paragraph-rsid="000b2cff"/>
    </style:style>
    <style:style style:name="P6" style:family="paragraph" style:parent-style-name="Preformatted_20_Text">
      <style:text-properties officeooo:rsid="0006df2c" officeooo:paragraph-rsid="0006df2c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6df2c"/>
    </style:style>
    <style:style style:name="T2" style:family="text">
      <style:text-properties officeooo:rsid="00097324"/>
    </style:style>
    <style:style style:name="T3" style:family="text">
      <style:text-properties officeooo:rsid="000b2cff"/>
    </style:style>
    <style:style style:name="T4" style:family="text">
      <style:text-properties officeooo:rsid="000c75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GNAI1</text:p>
      <text:p text:style-name="P5">fwd-- <text:span text:style-name="T2">1131-1156</text:span></text:p>
      <text:p text:style-name="P4"><text:span text:style-name="T2">TGTCAGTTTGAAGACCTCAATAAAAG (24 nt, </text:span>59.86154 °C<text:span text:style-name="T2">)</text:span></text:p>
      <text:p text:style-name="P4"/>
      <text:p text:style-name="P5">reverse (original) -- <text:span text:style-name="T2">1325-1351</text:span></text:p>
      <text:p text:style-name="P3">GAGTACTTATATATGGATCTCTCTAGA</text:p>
      <text:p text:style-name="P3">reverse complement - </text:p>
      <text:p text:style-name="P4"><text:span text:style-name="T2">TCTAGAGAGATCCATATATAAGTACTC (27 nt, </text:span>60.04815 °C<text:span text:style-name="T3">)</text:span></text:p>
      <text:p text:style-name="P4"/>
      <text:p text:style-name="Standard"/>
      <text:p text:style-name="Standard"/>
      <text:p text:style-name="P1">&gt;human </text:p>
      <text:p text:style-name="P1"/>
      <text:p text:style-name="P2"><text:span text:style-name="T1"><text:s/></text:span><text:s/>1 <text:bookmark text:name="gi_374081862_1"/>gaaatcagtg caccttttgt ggggcctctg agatggggct gaagcgtctt tcctgttaac</text:p>
      <text:p text:style-name="Preformatted_20_Text"><text:s text:c="7"/>61 <text:bookmark text:name="gi_374081862_61"/>ttcctatggc gactccttaa gtggtcaagg agcgctgatt acattccccc tgcgctgaga</text:p>
      <text:p text:style-name="Preformatted_20_Text"><text:s text:c="6"/>121 <text:bookmark text:name="gi_374081862_121"/>aaaggctgcg ctggatgctt gatttttctt gctgtggggg catggaagcc acccaagtgg</text:p>
      <text:p text:style-name="Preformatted_20_Text"><text:s text:c="6"/>181 <text:bookmark text:name="gi_374081862_181"/>ggttgggaag ctttgcttta gtagtaggca aggcagatac tcgagtggtg aaaactgctg</text:p>
      <text:p text:style-name="Preformatted_20_Text"><text:s text:c="6"/>241 <text:bookmark text:name="gi_374081862_241"/>tgaaagagcg agagggtcac gccagacaac agggttctgt ctccgctgcc accgtttctg</text:p>
      <text:p text:style-name="Preformatted_20_Text"><text:s text:c="6"/>301 <text:bookmark text:name="gi_374081862_301"/>atgaatgaga tttgccaggt gctggtgaat ctggtaaaag tacaattgtg aagcagatga</text:p>
      <text:p text:style-name="Preformatted_20_Text"><text:s text:c="6"/>361 <text:bookmark text:name="gi_374081862_361"/>aaattatcca tgaagctggt tattcagaag aggagtgtaa acaatacaaa gcagtggtct</text:p>
      <text:p text:style-name="Preformatted_20_Text"><text:s text:c="6"/>421 <text:bookmark text:name="gi_374081862_421"/>acagtaacac catccagtca attattgcta tcattagggc tatggggagg ttgaagatag</text:p>
      <text:p text:style-name="Preformatted_20_Text"><text:s text:c="6"/>481 <text:bookmark text:name="gi_374081862_481"/>actttggtga ctcagcccgg gcggatgatg cacgccaact ctttgtgcta gctggagctg</text:p>
      <text:p text:style-name="Preformatted_20_Text"><text:s text:c="6"/>541 <text:bookmark text:name="gi_374081862_541"/>ctgaagaagg ctttatgact gcagaacttg ctggagttat aaagagattg tggaaagata</text:p>
      <text:p text:style-name="Preformatted_20_Text"><text:s text:c="6"/>601 <text:bookmark text:name="gi_374081862_601"/>gtggtgtaca agcctgtttc aacagatccc gagagtacca gcttaatgat tctgcagcat</text:p>
      <text:p text:style-name="Preformatted_20_Text"><text:s text:c="6"/>661 <text:bookmark text:name="gi_374081862_661"/>actatttgaa tgacttggac agaatagctc aaccaaatta catcccgact caacaagatg</text:p>
      <text:p text:style-name="Preformatted_20_Text"><text:s text:c="6"/>721 <text:bookmark text:name="gi_374081862_721"/>ttctcagaac tagagtgaaa actacaggaa ttgttgaaac ccattttact ttcaaagatc</text:p>
      <text:p text:style-name="Preformatted_20_Text"><text:s text:c="6"/>781 <text:bookmark text:name="gi_374081862_781"/>ttcattttaa aatgtttgat gtgggaggtc agagatctga gcggaagaag tggattcatt</text:p>
      <text:p text:style-name="Preformatted_20_Text"><text:s text:c="6"/>841 <text:bookmark text:name="gi_374081862_841"/>gcttcgaagg agtgacggcg atcatcttct gtgtagcact gagtgactac gacctggttc</text:p>
      <text:p text:style-name="Preformatted_20_Text"><text:s text:c="6"/>901 <text:bookmark text:name="gi_374081862_901"/>tagctgaaga tgaagaaatg aaccgaatgc atgaaagcat gaaattgttt gacagcatat</text:p>
      <text:p text:style-name="Preformatted_20_Text"><text:s text:c="6"/>961 <text:bookmark text:name="gi_374081862_961"/>gtaacaacaa gtggtttaca gatacatcca ttatactttt tctaaacaag aaggatctct</text:p>
      <text:p text:style-name="Preformatted_20_Text"><text:s text:c="5"/>1021 <text:bookmark text:name="gi_374081862_1021"/>ttgaagaaaa aatcaaaaag agccctctca ctatatgcta tccagaatat gcaggatcaa</text:p>
      <text:p text:style-name="Preformatted_20_Text"><text:s text:c="5"/>1081 <text:bookmark text:name="gi_374081862_1081"/>acacatatga agaggcagct gcatatattc aatgtcagtt tgaagacctc aataaaagaa</text:p>
      <text:p text:style-name="Preformatted_20_Text"><text:s text:c="5"/>1141 <text:bookmark text:name="gi_374081862_1141"/>aggacacaaa ggaaatatac acccacttca catgtgccac agatactaag aatgtgcagt</text:p>
      <text:p text:style-name="Preformatted_20_Text"><text:s text:c="5"/>1201 <text:bookmark text:name="gi_374081862_1201"/>ttgtttttga tgctgtaaca gatgtcatca taaaaaataa tctaaaagat tgtggtctct</text:p>
      <text:p text:style-name="Preformatted_20_Text"><text:s text:c="5"/>1261 <text:bookmark text:name="gi_374081862_1261"/>tttaagtttt gcagttcatg gtaaaatgca ttttcaaacc aaatgagtac ttatatatgg</text:p>
      <text:p text:style-name="Preformatted_20_Text"><text:s text:c="5"/>1321 <text:bookmark text:name="gi_374081862_1321"/>atctctgtag actagagtct tgcagcaaca cagaatgtaa tataaggcaa atgcatctgg</text:p>
      <text:p text:style-name="Preformatted_20_Text"><text:s text:c="5"/>1381 <text:bookmark text:name="gi_374081862_1381"/>gacttgacca aagttgttct gttttgtttt tttaactgaa agtaacagaa ggacctttct</text:p>
      <text:p text:style-name="Preformatted_20_Text"><text:s text:c="5"/>1441 <text:bookmark text:name="gi_374081862_1441"/>taaatgtgac agatggtcct gcagtgtgaa actgaaggac agtgttaaag ctgggctcta</text:p>
      <text:p text:style-name="Preformatted_20_Text"><text:s text:c="5"/>1501 <text:bookmark text:name="gi_374081862_1501"/>gtatattgat gatttctgca taagtgtaaa tatgcaaatg tatgtataca tgtatttatg</text:p>
      <text:p text:style-name="Preformatted_20_Text"><text:s text:c="5"/>1561 <text:bookmark text:name="gi_374081862_1561"/>actttagttt tcgacattat ttttaggttt taagagtggc aacttaggat tttagggtga</text:p>
      <text:p text:style-name="Preformatted_20_Text"><text:s text:c="5"/>1621 <text:bookmark text:name="gi_374081862_1621"/>tggctttgga aataacataa atataccttg tactgaatga cagactatta ctacgtttgc</text:p>
      <text:p text:style-name="Preformatted_20_Text"><text:s text:c="5"/>1681 <text:bookmark text:name="gi_374081862_1681"/>cagttttaaa cagctttatt tatgttcatg tcctgtaaat ttttaagtac agtaattaat</text:p>
      <text:p text:style-name="Preformatted_20_Text"><text:s text:c="5"/>1741 <text:bookmark text:name="gi_374081862_1741"/>attaggaaac attacagccc ttatctagat tatatgtata cttgtattaa taaaaatgtt</text:p>
      <text:p text:style-name="Preformatted_20_Text"><text:s text:c="5"/>1801 <text:bookmark text:name="gi_374081862_1801"/>atttgtacaa acattgcaca gactatttta ataacatgat ttgttcttta aattttatgt</text:p>
      <text:p text:style-name="Preformatted_20_Text"><text:s text:c="5"/>1861 <text:bookmark text:name="gi_374081862_1861"/>gttttattga aatgttctta agatgaatac acctgccttt ggatcaacta tttaaacatt</text:p>
      <text:p text:style-name="Preformatted_20_Text"><text:s text:c="5"/>1921 <text:bookmark text:name="gi_374081862_1921"/>gtatgcattt tgatttttcc tactttaaga aaataaaata atttaatttt acattagatt</text:p>
      <text:p text:style-name="Preformatted_20_Text"><text:s text:c="5"/>1981 <text:bookmark text:name="gi_374081862_1981"/>ccacgttaga tttggtttga aaaactaaaa tttcagattt ctgaggatat actgtcttag</text:p>
      <text:p text:style-name="Preformatted_20_Text"><text:s text:c="5"/>2041 <text:bookmark text:name="gi_374081862_2041"/>acttattgta cacacttagt ttttattcac ttgttttcac tctgaatttt aatatttggc</text:p>
      <text:p text:style-name="Preformatted_20_Text"><text:s text:c="5"/>2101 <text:bookmark text:name="gi_374081862_2101"/>tgatatgaat gcattgcctc aaaggtgatg tcatcttaat ttttattcac tttaaataac</text:p>
      <text:p text:style-name="Preformatted_20_Text"><text:s text:c="5"/>2161 <text:bookmark text:name="gi_374081862_2161"/>tacatttttg tttataacta agtttggagg gatcctaaga gcatttttgt gggtaaaaaa</text:p>
      <text:p text:style-name="Preformatted_20_Text"><text:s text:c="5"/>2221 <text:bookmark text:name="gi_374081862_2221"/>aaaacctgtg gacataatga attttgagac attgattggt gaggctttta tttcccttga</text:p>
      <text:p text:style-name="Preformatted_20_Text"><text:s text:c="5"/>2281 <text:bookmark text:name="gi_374081862_2281"/>ggagtctctt gtacctagca tacatgatag ctccttgttg ggaagataac aagaaggatc</text:p>
      <text:p text:style-name="Preformatted_20_Text"><text:s text:c="5"/>2341 <text:bookmark text:name="gi_374081862_2341"/>tttgaatact ctattgctga tataatgcaa gatttaaatt tatacatata actaatttca</text:p>
      <text:p text:style-name="Preformatted_20_Text"><text:s text:c="5"/>2401 <text:bookmark text:name="gi_374081862_2401"/>aatgtaatta tcacactatg ttaaaattac ttttttccct tagataattc aaatttctcc</text:p>
      <text:p text:style-name="Preformatted_20_Text"><text:s text:c="5"/>2461 <text:bookmark text:name="gi_374081862_2461"/>acttgcttga gattatatca tttctttttc aattatacta ttatttctga gaatgaaatg</text:p>
      <text:p text:style-name="Preformatted_20_Text"><text:soft-page-break/><text:s text:c="5"/>2521 <text:bookmark text:name="gi_374081862_2521"/>gacgattaca cttagaaaat gagtaatagt gtttaataag tcagtgatta tatgtgtgct</text:p>
      <text:p text:style-name="Preformatted_20_Text"><text:s text:c="5"/>2581 <text:bookmark text:name="gi_374081862_2581"/>caaataagtg ttatgtatca gctagatact gagctttgat agaataattt tcttttgatt</text:p>
      <text:p text:style-name="Preformatted_20_Text"><text:s text:c="5"/>2641 <text:bookmark text:name="gi_374081862_2641"/>attcatgatg tgtcatctct gaccttgttt cagcaaagta aacagcactc cccaccccac</text:p>
      <text:p text:style-name="Preformatted_20_Text"><text:s text:c="5"/>2701 <text:bookmark text:name="gi_374081862_2701"/>cctccttttt ttactcatct tggaaaaggt tagtctttca gtacacgttg ctggtaagta</text:p>
      <text:p text:style-name="Preformatted_20_Text"><text:s text:c="5"/>2761 <text:bookmark text:name="gi_374081862_2761"/>gtttccaagt tacgtgttgt cactgggttg aagtatattt gtgtgtgtgt gtgtgtgtgt</text:p>
      <text:p text:style-name="Preformatted_20_Text"><text:s text:c="5"/>2821 <text:bookmark text:name="gi_374081862_2821"/>gtgtgtgtgt gtaaccataa actatattca tatctgtttc atttggagga ttttcttctt</text:p>
      <text:p text:style-name="Preformatted_20_Text"><text:s text:c="5"/>2881 <text:bookmark text:name="gi_374081862_2881"/>tgtaatgtaa agaaattcaa agttatcaaa gttccttaaa tgtgttagtt tagattcttt</text:p>
      <text:p text:style-name="Preformatted_20_Text"><text:s text:c="5"/>2941 <text:bookmark text:name="gi_374081862_2941"/>atgtgccttt catgaaagat atgttttcat taattttact ggtggacctg taatatccac</text:p>
      <text:p text:style-name="Preformatted_20_Text"><text:s text:c="5"/>3001 <text:bookmark text:name="gi_374081862_3001"/>attgtgaagc tgtgtatgaa attcaactat aatatgaata aatttgaatc atgagaatta</text:p>
      <text:p text:style-name="Preformatted_20_Text"><text:s text:c="5"/>3061 <text:bookmark text:name="gi_374081862_3061"/>tgggttaaaa agccacaaag aagcacatat tggtgaccat cattaatgaa atcctgaact</text:p>
      <text:p text:style-name="Preformatted_20_Text"><text:s text:c="5"/>3121 <text:bookmark text:name="gi_374081862_3121"/>ttattctgtg taattgtgtt aataaatcct aataaattta aatttttaaa attttacaaa</text:p>
      <text:p text:style-name="P7"><text:s text:c="5"/>3181 <text:bookmark text:name="gi_374081862_3181"/>c</text:p>
      <text:p text:style-name="P1">&gt;rat</text:p>
      <text:p text:style-name="P1"/>
      <text:p text:style-name="P6">1 <text:bookmark text:name="gi_6980961_1"/>gcggcggcgg taccgagcct agcggtcgcc gggactcgcg ggcgcggatc gtagagcgtc</text:p>
      <text:p text:style-name="Preformatted_20_Text"><text:s text:c="7"/>61 <text:bookmark text:name="gi_6980961_61"/>gcgggcgggg acggccgccc gaggcggcgg cgtatcggtt agcagacctc gcctccagct</text:p>
      <text:p text:style-name="Preformatted_20_Text"><text:s text:c="6"/>121 <text:bookmark text:name="gi_6980961_121"/>tgccggagct gaggacctag cggggccgcc tccgggccag cctctccccg ctctgccagc</text:p>
      <text:p text:style-name="Preformatted_20_Text"><text:s text:c="6"/>181 <text:bookmark text:name="gi_6980961_181"/>cggccccggc gccgagggcg cggcgacgct cggccaccat gggctgcaca ctgagcgctg</text:p>
      <text:p text:style-name="Preformatted_20_Text"><text:s text:c="6"/>241 <text:bookmark text:name="gi_6980961_241"/>aggacaaggc ggccgtggag cgcagcaaga tgatcgaccg caacctccgg gaggacggag</text:p>
      <text:p text:style-name="Preformatted_20_Text"><text:s text:c="6"/>301 <text:bookmark text:name="gi_6980961_301"/>agaaggcagc gcgcgaggtc aagctgctgc tgctgggtgc tggtgaatcc gggaagagca</text:p>
      <text:p text:style-name="Preformatted_20_Text"><text:s text:c="6"/>361 <text:bookmark text:name="gi_6980961_361"/>caattgtgaa gcagatgaaa attatccacg aggctggcta ctcagaggaa gagtgtaagc</text:p>
      <text:p text:style-name="Preformatted_20_Text"><text:s text:c="6"/>421 <text:bookmark text:name="gi_6980961_421"/>agtacaaagc agtggtctac agcaacacca tccagtccat cattgccatc attagagcca</text:p>
      <text:p text:style-name="Preformatted_20_Text"><text:s text:c="6"/>481 <text:bookmark text:name="gi_6980961_481"/>tggggagatt gaaaatcgac tttggagacg ctgctcgtgc ggatgatgct cgccaactct</text:p>
      <text:p text:style-name="Preformatted_20_Text"><text:s text:c="6"/>541 <text:bookmark text:name="gi_6980961_541"/>tcgtgcttgc tggggctgca gaggaaggct ttatgaccgc ggagctcgcc ggcgtcataa</text:p>
      <text:p text:style-name="Preformatted_20_Text"><text:s text:c="6"/>601 <text:bookmark text:name="gi_6980961_601"/>agagactgtg gaaggacagc ggtgtgcaag cctgcttcaa cagatcccgg gagtaccagc</text:p>
      <text:p text:style-name="Preformatted_20_Text"><text:s text:c="6"/>661 <text:bookmark text:name="gi_6980961_661"/>tgaacgattc ggcggcgtac tacctgaatg acttggacag aatagcacaa ccaaattaca</text:p>
      <text:p text:style-name="Preformatted_20_Text"><text:s text:c="6"/>721 <text:bookmark text:name="gi_6980961_721"/>tcccaaccca gcaggatgtt ctcagaacta gagtgaaaac gacgggaatt gtggaaaccc</text:p>
      <text:p text:style-name="Preformatted_20_Text"><text:s text:c="6"/>781 <text:bookmark text:name="gi_6980961_781"/>actttacttt caaagatctt cattttaaaa tgtttgacgt gggaggccag agatcagagc</text:p>
      <text:p text:style-name="Preformatted_20_Text"><text:s text:c="6"/>841 <text:bookmark text:name="gi_6980961_841"/>ggaagaagtg gattcactgc tttgaaggcg tgactgccat catcttctgt gtggccctga</text:p>
      <text:p text:style-name="Preformatted_20_Text"><text:s text:c="6"/>901 <text:bookmark text:name="gi_6980961_901"/>gtgactatga cctggttctt gctgaggatg aagaaatgaa ccggatgcat gaaagcatga</text:p>
      <text:p text:style-name="Preformatted_20_Text"><text:s text:c="6"/>961 <text:bookmark text:name="gi_6980961_961"/>agctgttcga tagcatatgt aacaacaagt ggtttacgga cacatccatc atccttttcc</text:p>
      <text:p text:style-name="Preformatted_20_Text"><text:s text:c="5"/>1021 <text:bookmark text:name="gi_6980961_1021"/>tgaacaagaa ggacctcttc gaagagaaga tcaaaaagag tcccctcacg atatgctatc</text:p>
      <text:p text:style-name="Preformatted_20_Text"><text:s text:c="5"/>1081 <text:bookmark text:name="gi_6980961_1081"/>cagaatatgc aggctcaaac acatatgaag aggcggctgc gtatatccag tgtcagtttg</text:p>
      <text:p text:style-name="Preformatted_20_Text"><text:s text:c="5"/>1141 <text:bookmark text:name="gi_6980961_1141"/>aagacctcaa taaaaggaag gacacaaagg aaatttacac ccacttcact tgcgccacgg</text:p>
      <text:p text:style-name="Preformatted_20_Text"><text:s text:c="5"/>1201 <text:bookmark text:name="gi_6980961_1201"/>atacgaagaa tgtgcagttt gtgttcgatg ctgtaacgga cgtcatcata aagaataacc</text:p>
      <text:p text:style-name="Preformatted_20_Text"><text:s text:c="5"/>1261 <text:bookmark text:name="gi_6980961_1261"/>taaaagactg tggtctcttc taagctctgc agtggggtag taaaaatgca ttttcaaacc</text:p>
      <text:p text:style-name="Preformatted_20_Text"><text:s text:c="5"/>1321 <text:bookmark text:name="gi_6980961_1321"/>agacgagtac ttatatatgg atctctctag attagagtct cccagcaaca gagaatgtag</text:p>
      <text:p text:style-name="Preformatted_20_Text"><text:s text:c="5"/>1381 <text:bookmark text:name="gi_6980961_1381"/>tgtacagcaa atgcatcctg gacctgacca gagttctgac caaagttgtt ctgtatcgtg</text:p>
      <text:p text:style-name="Preformatted_20_Text"><text:s text:c="5"/>1441 <text:bookmark text:name="gi_6980961_1441"/>tctttaatag aaggaccttt cgagaaggcg aaagatggtc ctggagtgtg agagggaggg</text:p>
      <text:p text:style-name="Preformatted_20_Text"><text:s text:c="5"/>1501 <text:bookmark text:name="gi_6980961_1501"/>ttgatgttga agctggggct ctagtgtact gatgatttct gtgtaagtgt aaatatgcaa</text:p>
      <text:p text:style-name="Preformatted_20_Text"><text:s text:c="5"/>1561 <text:bookmark text:name="gi_6980961_1561"/>atgtaagatg tatttataac ttctgatttc ccacgttatg tttatgttgt aagagtggca</text:p>
      <text:p text:style-name="Preformatted_20_Text"><text:s text:c="5"/>1621 <text:bookmark text:name="gi_6980961_1621"/>acttatggtc ctagtgcgat ggctttggga aaacataact gttaagtacc ttgtacggaa</text:p>
      <text:p text:style-name="Preformatted_20_Text"><text:s text:c="5"/>1681 <text:bookmark text:name="gi_6980961_1681"/>tgacagattg gttctgtgtt tggcagtttt gatcagcttt atttatgttc gtacccctaa</text:p>
      <text:p text:style-name="Preformatted_20_Text"><text:s text:c="5"/>1741 <text:bookmark text:name="gi_6980961_1741"/>attttaggca ccataattaa cattaggaaa tgtcaacccc cttaccctga ttctatgttt</text:p>
      <text:p text:style-name="Preformatted_20_Text"><text:s text:c="5"/>1801 <text:bookmark text:name="gi_6980961_1801"/>acttatactc ataaaatgtt atttgtataa acgttgcaca gactatttta gtaccatgat</text:p>
      <text:p text:style-name="Preformatted_20_Text"><text:s text:c="5"/>1861 <text:bookmark text:name="gi_6980961_1861"/>ttgtatacag gcttttgatt catagggaac tagtttgagg ttcattactt tatgtcaaaa</text:p>
      <text:p text:style-name="P7"><text:s text:c="5"/>1921 <text:bookmark text:name="gi_6980961_1921"/>atgacttctt ttgcattagg tattc</text:p>
      <text:p text:style-name="P1">&gt;mouse</text:p>
      <text:p text:style-name="P1"/>
      <text:p text:style-name="P6"><text:s/>1 <text:bookmark text:name="gi_74271898_1"/>acgggcagct gcggtggcgg cggcggcggc ggcggcggca gagcctagcg gtcgcaggga</text:p>
      <text:p text:style-name="Preformatted_20_Text"><text:s text:c="7"/>61 <text:bookmark text:name="gi_74271898_61"/>ttcgcgggcg cggatcgcgg agtgtcgccg gcagggacgg ccgcccgagg cggcagcgtg</text:p>
      <text:p text:style-name="Preformatted_20_Text"><text:s text:c="6"/>121 <text:bookmark text:name="gi_74271898_121"/>cggactagca gacctcgcct ccagcttgcg ggagctgagg acgtagcggg gccgcctccg</text:p>
      <text:p text:style-name="Preformatted_20_Text"><text:s text:c="6"/>181 <text:bookmark text:name="gi_74271898_181"/>ggccagcctc tcctcgctct gccagccggc cccggcgccg agggcgcggc gacgctcggc</text:p>
      <text:p text:style-name="Preformatted_20_Text"><text:s text:c="6"/>241 <text:bookmark text:name="gi_74271898_241"/>caccatgggc tgcacattga gcgctgagga caaggcggcc gtggagcgca gcaagatgat</text:p>
      <text:p text:style-name="Preformatted_20_Text"><text:s text:c="6"/>301 <text:bookmark text:name="gi_74271898_301"/>cgaccgcaac ctccgggagg acggcgagaa ggcggcgcgg gaggtcaagc tgctgctgct</text:p>
      <text:p text:style-name="Preformatted_20_Text"><text:s text:c="6"/>361 <text:bookmark text:name="gi_74271898_361"/>gggtgctggg gaatctggaa agagtaccat tgtgaagcag atgaagatta tccacgaagc</text:p>
      <text:p text:style-name="Preformatted_20_Text"><text:soft-page-break/><text:s text:c="6"/>421 <text:bookmark text:name="gi_74271898_421"/>cggctactcg gaagaggagt gtaagcagta caaggcagtg gtctacagca acactatcca</text:p>
      <text:p text:style-name="Preformatted_20_Text"><text:s text:c="6"/>481 <text:bookmark text:name="gi_74271898_481"/>gtccatcatt gccatcatta gagccatggg gaggttgaaa atcgacttcg gagactctgc</text:p>
      <text:p text:style-name="Preformatted_20_Text"><text:s text:c="6"/>541 <text:bookmark text:name="gi_74271898_541"/>tcgggcggat gatgctcgcc aacttttcgt gcttgctggg gctgcagaag aaggctttat</text:p>
      <text:p text:style-name="Preformatted_20_Text"><text:s text:c="6"/>601 <text:bookmark text:name="gi_74271898_601"/>gactgcagag ctcgccggtg tcataaagag actgtggaaa gacagtggtg tgcaagcctg</text:p>
      <text:p text:style-name="Preformatted_20_Text"><text:s text:c="6"/>661 <text:bookmark text:name="gi_74271898_661"/>cttcaacaga tcccgggagt accagctgaa cgattcggca gcgtactatc tgaatgactt</text:p>
      <text:p text:style-name="Preformatted_20_Text"><text:s text:c="6"/>721 <text:bookmark text:name="gi_74271898_721"/>ggacagaata gcacagccaa attacatccc aactcagcag gatgtcctca gaaccagagt</text:p>
      <text:p text:style-name="Preformatted_20_Text"><text:s text:c="6"/>781 <text:bookmark text:name="gi_74271898_781"/>gaagaccaca gggattgtgg aaacccactt taccttcaaa gatcttcatt ttaaaatgtt</text:p>
      <text:p text:style-name="Preformatted_20_Text"><text:s text:c="6"/>841 <text:bookmark text:name="gi_74271898_841"/>tgacgtggga ggtcagaggt cagagcggaa gaagtggatc cactgctttg aaggggtgac</text:p>
      <text:p text:style-name="Preformatted_20_Text"><text:s text:c="6"/>901 <text:bookmark text:name="gi_74271898_901"/>cgccatcatc ttctgtgtgg ccctgagtga ctatgacctg gttcttgctg aagatgaaga</text:p>
      <text:p text:style-name="Preformatted_20_Text"><text:s text:c="6"/>961 <text:bookmark text:name="gi_74271898_961"/>aatgaaccgt atgcacgaga gcatgaagct gttcgatagc atctgtaaca acaagtggtt</text:p>
      <text:p text:style-name="Preformatted_20_Text"><text:s text:c="5"/>1021 <text:bookmark text:name="gi_74271898_1021"/>tacagacacg tccatcatcc ttttcctcaa caagaaggac ctcttcgaag aaaaaataaa</text:p>
      <text:p text:style-name="Preformatted_20_Text"><text:s text:c="5"/>1081 <text:bookmark text:name="gi_74271898_1081"/>aaagagcccc ctcacgatat gctacccaga atatgcaggc tcaaacacat atgaagaagc</text:p>
      <text:p text:style-name="Preformatted_20_Text"><text:s text:c="5"/>1141 <text:bookmark text:name="gi_74271898_1141"/>ggccgcgtat attcagtgtc agtttgaaga cctcaataaa aggaaggaca caaaggaaat</text:p>
      <text:p text:style-name="Preformatted_20_Text"><text:s text:c="5"/>1201 <text:bookmark text:name="gi_74271898_1201"/>ttacacccac ttcacgtgcg ccacagatac gaagaacgtg cagttcgtgt tcgatgctgt</text:p>
      <text:p text:style-name="Preformatted_20_Text"><text:s text:c="5"/>1261 <text:bookmark text:name="gi_74271898_1261"/>aacagacgtc atcataaaga ataacctaaa agactgtggt ctcttctaag ttctgcagtg</text:p>
      <text:p text:style-name="Preformatted_20_Text"><text:s text:c="5"/>1321 <text:bookmark text:name="gi_74271898_1321"/>ggtagtaaaa aagcattttc caacagatga gtacttatat atggatctct ctagactaga</text:p>
      <text:p text:style-name="Preformatted_20_Text"><text:s text:c="5"/>1381 <text:bookmark text:name="gi_74271898_1381"/>gtgtcccagc aactcagaat gtagtgtaca gcaaatgcat cctggacctg accagagttc</text:p>
      <text:p text:style-name="Preformatted_20_Text"><text:s text:c="5"/>1441 <text:bookmark text:name="gi_74271898_1441"/>tgaccaaagt tgttctgtat tgtatcttta tctgaacgta atagaaggac ctgtcttgaa</text:p>
      <text:p text:style-name="Preformatted_20_Text"><text:s text:c="5"/>1501 <text:bookmark text:name="gi_74271898_1501"/>ggagaaagat ggccctgggg tgtgggaggg aggagtgatg ttgaagctgg tctctagtgt</text:p>
      <text:p text:style-name="Preformatted_20_Text"><text:s text:c="5"/>1561 <text:bookmark text:name="gi_74271898_1561"/>actgatgatt tctgtgtagg tgtaaatatg cagatgtaag atgtactcat aacttttgat</text:p>
      <text:p text:style-name="Preformatted_20_Text"><text:s text:c="5"/>1621 <text:bookmark text:name="gi_74271898_1621"/>ttcccacata tgtttaggtt gtaagagtgg caactttgat tctagtgtga tggctttgga</text:p>
      <text:p text:style-name="Preformatted_20_Text"><text:s text:c="5"/>1681 <text:bookmark text:name="gi_74271898_1681"/>aaaaaacata aatattaagt accttgtatg gaatgacaga ttggttcttt gtctggcagt</text:p>
      <text:p text:style-name="Preformatted_20_Text"><text:s text:c="5"/>1741 <text:bookmark text:name="gi_74271898_1741"/>tttaatcagc tttatttatg ttcctgcccc taaattttag gtaccataat taatattagg</text:p>
      <text:p text:style-name="Preformatted_20_Text"><text:s text:c="5"/>1801 <text:bookmark text:name="gi_74271898_1801"/>aaatgtcact gcccttaccc tgaatctatg tttacttgta ttcgtaaaat gttatttgta</text:p>
      <text:p text:style-name="Preformatted_20_Text"><text:s text:c="5"/>1861 <text:bookmark text:name="gi_74271898_1861"/>caaacattgc acagactatt ttaataacat gatttgtcct ctaacgttta cgtgtttcct</text:p>
      <text:p text:style-name="Preformatted_20_Text"><text:s text:c="5"/>1921 <text:bookmark text:name="gi_74271898_1921"/>gaggatgttc ttacagaggt tggatgcacc tgcctttgga tcaattattt aagcattgag</text:p>
      <text:p text:style-name="Preformatted_20_Text"><text:s text:c="5"/>1981 <text:bookmark text:name="gi_74271898_1981"/>tgcattagaa tttatttaca gagtgcatga tgttctgact ctagtttaga tttatttaag</text:p>
      <text:p text:style-name="Preformatted_20_Text"><text:s text:c="5"/>2041 <text:bookmark text:name="gi_74271898_2041"/>aaaccaaatc tccagatttt ttcaggacac aggatcttag acttaaaagt ccttcacttt</text:p>
      <text:p text:style-name="Preformatted_20_Text"><text:s text:c="5"/>2101 <text:bookmark text:name="gi_74271898_2101"/>taaatccaca actttgtttc aatttggtct tagtatctgg atagaatttc tgcattgcct</text:p>
      <text:p text:style-name="Preformatted_20_Text"><text:s text:c="5"/>2161 <text:bookmark text:name="gi_74271898_2161"/>tggagtgatg ctaaattaat tttatacact taaatgacca ctgttttatt tataatgaag</text:p>
      <text:p text:style-name="Preformatted_20_Text"><text:s text:c="5"/>2221 <text:bookmark text:name="gi_74271898_2221"/>tttagatgag tgatgaaagc atttttgtgg gtaaaaactt ttagtattat gtgaattttg</text:p>
      <text:p text:style-name="Preformatted_20_Text"><text:s text:c="5"/>2281 <text:bookmark text:name="gi_74271898_2281"/>agacattgat ttatgtattt ttttgacaaa gcccttgtat ttaagcatat atgatacttc</text:p>
      <text:p text:style-name="Preformatted_20_Text"><text:s text:c="5"/>2341 <text:bookmark text:name="gi_74271898_2341"/>cttgtctgga agaaaatcag aaaatatgat attgctgata ttatacgagc ttttgattca</text:p>
      <text:p text:style-name="Preformatted_20_Text"><text:s text:c="5"/>2401 <text:bookmark text:name="gi_74271898_2401"/>tatggaacta gtttcaagtt catcacttta tgtcaaaaaa tgacttcttt tgcagtaggt</text:p>
      <text:p text:style-name="Preformatted_20_Text"><text:s text:c="5"/>2461 <text:bookmark text:name="gi_74271898_2461"/>attcaaattc cttccacttg cttgaattta tattctttta aagctattgt gtgatttctg</text:p>
      <text:p text:style-name="Preformatted_20_Text"><text:s text:c="5"/>2521 <text:bookmark text:name="gi_74271898_2521"/>aaattaagtg gacaattata agtagaaatt gagtaatagt atttaacaag ataagtgagt</text:p>
      <text:p text:style-name="Preformatted_20_Text"><text:s text:c="5"/>2581 <text:bookmark text:name="gi_74271898_2581"/>gtatgtgggc ttaaatagat gttacaatac agctacatac tgaactttgt tcgtgccatt</text:p>
      <text:p text:style-name="Preformatted_20_Text"><text:s text:c="5"/>2641 <text:bookmark text:name="gi_74271898_2641"/>gaaacaaaat catttacaat gtgtgtgcgc cctggtttca gcaagctgac tcgccttccc</text:p>
      <text:p text:style-name="Preformatted_20_Text"><text:s text:c="5"/>2701 <text:bookmark text:name="gi_74271898_2701"/>agctccttct ccttttgaac tcatcctgca acattaactc tgtccacgag ctttgctggt</text:p>
      <text:p text:style-name="Preformatted_20_Text"><text:s text:c="5"/>2761 <text:bookmark text:name="gi_74271898_2761"/>gcatagttgc tcacttgagt taggtgttgc cagttcccca gagtctccct gttgaagttt</text:p>
      <text:p text:style-name="Preformatted_20_Text"><text:s text:c="5"/>2821 <text:bookmark text:name="gi_74271898_2821"/>gtgtatatgt aagcgtgtgg agaactgtaa actacattca cacctgttta ctttgagcaa</text:p>
      <text:p text:style-name="Preformatted_20_Text"><text:s text:c="5"/>2881 <text:bookmark text:name="gi_74271898_2881"/>atttgtttcc ttctttgtaa tgtaaagaaa ttcagcgtta ccaaattcct tcagtgtgag</text:p>
      <text:p text:style-name="Preformatted_20_Text"><text:s text:c="5"/>2941 <text:bookmark text:name="gi_74271898_2941"/>tttagattat tttatgtgcc tttcatgaaa gatccatttc cattcattta ctaatggaag</text:p>
      <text:p text:style-name="Preformatted_20_Text"><text:s text:c="5"/>3001 <text:bookmark text:name="gi_74271898_3001"/>acctgtcaga cccacattgc gaagctatgt atgaaattca agtatactct ggataaattt</text:p>
      <text:p text:style-name="Preformatted_20_Text"><text:s text:c="5"/>3061 <text:bookmark text:name="gi_74271898_3061"/>gaatggtgaa aagtagtgtt taaaagccac aaagaagcac atattggtga ccatcattgg</text:p>
      <text:p text:style-name="Preformatted_20_Text"><text:s text:c="5"/>3121 <text:bookmark text:name="gi_74271898_3121"/>tgaatccctg aactctagtc tgtgtaactg tgctactaat acatcccaat aaatctaaat</text:p>
      <text:p text:style-name="P7"><text:s text:c="5"/>3181 <text:bookmark text:name="gi_74271898_3181"/>ttttaaaatt t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1-27T13:56:26.941926016</meta:creation-date>
    <dc:date>2015-01-27T14:38:38.623788872</dc:date>
    <dc:creator>Kathleen Leeper</dc:creator>
    <meta:editing-duration>PT26M34S</meta:editing-duration>
    <meta:editing-cycles>4</meta:editing-cycles>
    <meta:generator>LibreOffice/4.2.8.2$Linux_X86_64 LibreOffice_project/420$Build-2</meta:generator>
    <meta:document-statistic meta:table-count="0" meta:image-count="0" meta:object-count="0" meta:page-count="3" meta:paragraph-count="151" meta:word-count="999" meta:character-count="10612" meta:non-whitespace-character-count="9018"/>
  </office:meta>
</office:document-meta>
</file>